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7.56708333333333cm"/>
    </style:style>
    <style:style style:name="co2" style:family="table-column">
      <style:table-column-properties fo:break-before="auto" style:column-width="15.1341666666667cm"/>
    </style:style>
    <style:style style:name="co3" style:family="table-column">
      <style:table-column-properties fo:break-before="auto" style:column-width="10.95375cm"/>
    </style:style>
    <style:style style:name="co4" style:family="table-column">
      <style:table-column-properties fo:break-before="auto" style:column-width="9.23395833333333cm"/>
    </style:style>
    <style:style style:name="co5" style:family="table-column">
      <style:table-column-properties fo:break-before="auto" style:column-width="2.24895833333333cm"/>
    </style:style>
    <style:style style:name="co6" style:family="table-column">
      <style:table-column-properties fo:break-before="auto" style:column-width="1.905cm"/>
    </style:style>
    <style:style style:name="co7" style:family="table-column">
      <style:table-column-properties fo:break-before="auto" style:column-width="13.6789583333333cm"/>
    </style:style>
    <style:style style:name="ro1" style:family="table-row">
      <style:table-row-properties style:row-height="15pt" style:use-optimal-row-height="true" fo:break-before="auto"/>
    </style:style>
    <style:style style:name="ro2" style:family="table-row">
      <style:table-row-properties style:row-height="156.75pt" style:use-optimal-row-height="true" fo:break-before="auto"/>
    </style:style>
    <style:style style:name="ro3" style:family="table-row">
      <style:table-row-properties style:row-height="313.5pt" style:use-optimal-row-height="true" fo:break-before="auto"/>
    </style:style>
    <style:style style:name="ro4" style:family="table-row">
      <style:table-row-properties style:row-height="185.25pt" style:use-optimal-row-height="true" fo:break-before="auto"/>
    </style:style>
    <style:style style:name="ro5" style:family="table-row">
      <style:table-row-properties style:row-height="299.25pt" style:use-optimal-row-height="true" fo:break-before="auto"/>
    </style:style>
    <style:style style:name="ro6" style:family="table-row">
      <style:table-row-properties style:row-height="242.25pt" style:use-optimal-row-height="true" fo:break-before="auto"/>
    </style:style>
    <style:style style:name="ro7" style:family="table-row">
      <style:table-row-properties style:row-height="270.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40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lama_3_2"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Titulo</text:p>
          </table:table-cell>
          <table:table-cell office:value-type="string" table:style-name="ce2">
            <text:p>Descrição do dataset</text:p>
          </table:table-cell>
          <table:table-cell office:value-type="string" table:style-name="ce2">
            <text:p>Finetuned Llama 3.2</text:p>
          </table:table-cell>
          <table:table-cell office:value-type="string" table:style-name="ce2">
            <text:p>Llama 3.2</text:p>
          </table:table-cell>
          <table:table-cell table:number-columns-repeated="16380" table:style-name="ce2"/>
        </table:table-row>
        <table:table-row table:style-name="ro2">
          <table:table-cell office:value-type="string" table:style-name="ce3">
            <text:p>the tribes triumphant: return journey to the middle east</text:p>
          </table:table-cell>
          <table:table-cell office:value-type="string" table:style-name="ce3">
            <text:p>'fascinating...intriguing...glass is skilled at bringing people alive...an important book.' sunday times 'charles glass reads like taki with an explosives belt. yet this attention to social form becomes a strength when it shows how a generation of insult by both british and israeli occupiers has brought a traditional arab society to the end of its tether...even the ruling passions of glass's life and writing, which are good food and pretty women, contribute balance to the book.' spectator 'he writes stylishly...the most absorbing passages in the book trace glass's progress through israel and the palestinian territories of the west bank and gaza...glass enlivens his text with some intriguing asides.' daily mail 'anyone who is interested in the continuing agony of the middle east should read this book.' literary review 'an eloquent and sensitive journey...with trademark flowing style and laconic humour.' oldie</text:p>
          </table:table-cell>
          <table:table-cell office:value-type="string" table:style-name="ce3">
            <text:p>...this is a very well written book. it is not only a travelogue but a historical and sociological account of the middle east. it is well researched and contains many footnotes. the author has a very readable style and the book is very interesting. it is also very well produced and contains many excellent photographs. it is highly recommended.(history of education)</text:p>
          </table:table-cell>
          <table:table-cell office:value-type="string" table:style-name="ce3">
            <text:p>I recommend that you read the tribes triumphant: return journey to the middle east.</text:p>
          </table:table-cell>
          <table:table-cell table:number-columns-repeated="16380" table:style-name="ce3"/>
        </table:table-row>
        <table:table-row table:style-name="ro3">
          <table:table-cell office:value-type="string" table:style-name="ce3">
            <text:p>eating the sun: how plants power the planet</text:p>
          </table:table-cell>
          <table:table-cell office:value-type="string" table:style-name="ce3">
            <text:p>starred review. the cycle of photosynthesis is the cycle of life, says science journalist morton (mapping mars). green leaves trap sunlight and use it to absorb carbon dioxide from the air and emit life-giving oxygen in its place. indeed, plants likely created earth's life-friendly oxygen- and nitrogen-rich biosphere. in the first part, morton, chief news and features editor of the leading science journal,nature, traces scientists' quest to understand how photosynthesis works at the molecular level. in part two, morton addresses evidence of how plants may have kick-started the complex life cycle on earth. the book's final part considers photosynthesis in relation to global warming, for, he says, the earth's plant-based balance of carbon dioxide and oxygen is broken: in burning vast amounts of fossil fuels, we are emitting more carbon dioxide than the plants can absorb. but morton also explores the possibility that our understanding of photosynthesis might be harnessed to regain that balance. readers should persevere through (or skim) the more technical discussions in the first part, for what follows is a vast, elegant synthesis of biology, physics and environmental science that can inform our discussions of urgent issues.(nov. 4)copyright \u00a9 reed business information, a division of reed elsevier inc. all rights reserved."</text:p>
          </table:table-cell>
          <table:table-cell office:value-type="string" table:style-name="ce3">
            <text:p>starred review. in his first book, the biologist and author of the national book award–winning the song of the dodo (2006) presents a dazzling array of facts and anecdotes to show that plants are the foundation of life on earth. in the first section, “the green planet,” he focuses on the ways plants are essential to human life, from the food we eat to the oxygen we breathe. in the second section, “the green revolution,” he describes the ways plants have been manipulated to produce more food. in the third section, “the green world,” he discusses the ways plants are used in medicine, and in the fourth section, “the green future,” he examines the ways plants are being genetically engineered to produce more food and to resist disease. along the way, he explains the ways plants have evolved to survive in a variety of environments, and how they communicate with each other and with other organisms. he also explains the ways plants are being used in alternative energy sources, and how they can help combat climate change. throughout the book, he provides fascinating details about the ways plants have evolved and adapted to their environments. he also provides a history of the ways humans have used plants to make food, clothing, and medicine. the book is filled with</text:p>
          </table:table-cell>
          <table:table-cell office:value-type="string" table:style-name="ce3">
            <text:p>The book, eating the sun, is about plants and how they power the planet. The book is a guide on how plants power the planet. The book is about how plants power the planet. The book is a guide on how plants power the planet. The book is about how plants power the planet. The book is about plants and how they power the planet. The book is a guide on how plants power the planet. The book is about how plants power the planet. The book is a guide on how plants power the planet. The book is about how plants power the planet. The book is about plants and how they power the planet</text:p>
          </table:table-cell>
          <table:table-cell table:number-columns-repeated="16380" table:style-name="ce3"/>
        </table:table-row>
        <table:table-row table:style-name="ro2">
          <table:table-cell office:value-type="string" table:style-name="ce3">
            <text:p>miracles of life: shanghai to shepperton: an autobiography</text:p>
          </table:table-cell>
          <table:table-cell office:value-type="string" table:style-name="ce3">
            <text:p>'a particular delight of this lyrical autobiography lies in spotting the landscapes and events that appear subtly reconfigured, in ballard's fiction.' observer 'critics' picks for 2008' <text:s/>'the long--awaited memoirs of one of the most interesting british writers.' sunday times 'picks for 2008' <text:s/>'this book should make yet more converts to a cause that ballard's devotees have been pleading for years: that here, bafflingly unacknowledged, has been one of the greatest and sharpest imaginations at work in literature.' independent on sunday <text:s/>'unobtrusively well--written!and fascinating.' literary review <text:s/>'the origins of this extraordinary and wonderful writer are now set out in this pellucid, forgiving, tranquil autobiography...this is a remarkable autobiography, treating events which most of us can barely imagine with tranquil dignity and exactness...ballard has carried out matthew arnold's imprecation to \</text:p>
          </table:table-cell>
          <table:table-cell office:value-type="string" table:style-name="ce3">
            <text:p>he has a gift for creating an atmosphere and an attitude, and for giving a sense of the times' sunday times'he is a very good writer, with a keen eye for the absurdities of human nature' the times</text:p>
          </table:table-cell>
          <table:table-cell office:value-type="string" table:style-name="ce3">
            <text:p>I have reviewed this book.</text:p>
          </table:table-cell>
          <table:table-cell table:number-columns-repeated="16380" table:style-name="ce3"/>
        </table:table-row>
        <table:table-row table:style-name="ro4">
          <table:table-cell office:value-type="string" table:style-name="ce3">
            <text:p>battle castles: 500 years of knights and siege warfare</text:p>
          </table:table-cell>
          <table:table-cell office:value-type="string" table:style-name="ce3">
            <text:p>'an enthralling epic of engineering, blood and battle' mail on sunday'history's coolest expert brings to life some of the bloodiest battles ever fought\u2019 sun\u2018dan snow does a fine job of bringing [the sieges] to life' times'it has been edited to look like game of thrones. serious historical discovery, however, is what battle castle is all about' guardianpraise for death or victory:\u2018this hugely impressive work confirms dan snow\u2019s triumphant arrival on the scene. it is by far the best account yet written of a campaign that helped shape north america, and is a fitting tribute on the 250th anniversary of that \u201cwonderful year\u201d 1759' richard holmes\u2018dan snow is perhaps more familiar from television\u2026.this, his first book, proves him to be a master military historian. its grasp of detail is prodigious\u2019 daily express\u2018lively and thoughtful\u2026fascinating stuff\u2026.one of the book's strengths is its vivid portrayal of the physical backdrop against which the campaign unfolded\u2019 literary review</text:p>
          </table:table-cell>
          <table:table-cell office:value-type="string" table:style-name="ce3">
            <text:p>[a] colorful history of castles, siege warfare, and the knights who defended them.” —starred review, publishers weekly “a history of castles and their inhabitants that is as colorful as it is informative.” —starred review, school library journal “this is a great book for readers who love to read about castles, knights, and wars. the colorful pictures and interesting facts will draw in readers, and the simple text and large print make it a good choice for beginning readers.” —school library journal, starred review</text:p>
          </table:table-cell>
          <table:table-cell office:value-type="string" table:style-name="ce3">
            <text:p>The book is called battle castles: 500 years of knights and siege warfare.</text:p>
          </table:table-cell>
          <table:table-cell table:number-columns-repeated="16380" table:style-name="ce3"/>
        </table:table-row>
        <table:table-row table:style-name="ro5">
          <table:table-cell office:value-type="string" table:style-name="ce3">
            <text:p>the complete idiot's guide(r) to the crusades</text:p>
          </table:table-cell>
          <table:table-cell office:value-type="string" table:style-name="ce3">
            <text:p>paul l. williams holds a bachelor of arts degree in english from wilkes <text:s text:c="2"/>university, a master of divinity degree from drew university, and a doctor of <text:s text:c="2"/>philosophy degree from drew. he also received six academic scholarships and a <text:s text:c="2"/>teaching fellowship from lehigh university. paul has taught theology, <text:s text:c="2"/>humanities, medieval history, and philosophy at the university of scranton.after writing a series of feature articles on religion for the national review, <text:s text:c="2"/>our author became existentially shipwrecked in scranton, pennsylvania, where he <text:s text:c="2"/>became a holy hermit. on select occasions, he emerged from his secluded castle <text:s text:c="2"/>to battle dragons, to save damsels in distress, to engage in holy war, and to <text:s text:c="2"/>write such inspired works as the moral philosophy of peter abelard (the <text:s text:c="2"/>university press of america), everything you always wanted to know about the <text:s text:c="2"/>catholic church but were afraid to ask for fear of excommunication (doubleday), <text:s text:c="2"/>and the complete idiot's guide to the lives of the saints. he has also penned a <text:s text:c="2"/>series of scripts for cbs and allied artists.this distinguished knight has championed the cause of the disenfranchised and <text:s text:c="2"/>the oppressed by serving as an award-winning newspaper reporter who captured <text:s text:c="2"/>three first-prize keystone press awards in three different categories in the <text:s text:c="2"/>same year-a feat that remains unmatched by any other crusading reporter. <text:s/>his long-suffering and pious wife, patricia, serves as a schoolteacher for the <text:s text:c="2"/>abington heights (pennsylvania) school district. they have a beautiful, <text:s text:c="2"/>intelligent, and radiant daughter, princess katherine, who came from heaven, as <text:s text:c="2"/>paul in days of yore lost the singular key to his good wife's chastity belt.</text:p>
          </table:table-cell>
          <table:table-cell office:value-type="string" table:style-name="ce3">
            <text:p>the crusades were a series of religious wars between christians and muslims, and the most famous crusade was the siege of jerusalem in 1099. the crusades were a time of war, but also a time of economic and cultural growth for europe. in this book, you'll get an overview of the crusades and the people who fought them. you'll also learn about the different types of crusades, the crusade states, the crusade orders, and more.</text:p>
          </table:table-cell>
          <table:table-cell office:value-type="string" table:style-name="ce3">
            <text:p>The complete idiot's guide(r) to the crusades.</text:p>
          </table:table-cell>
          <table:table-cell table:number-columns-repeated="16380" table:style-name="ce3"/>
        </table:table-row>
        <table:table-row table:style-name="ro6">
          <table:table-cell office:value-type="string" table:style-name="ce3">
            <text:p>dien bien phu: the epic battle america forgot</text:p>
          </table:table-cell>
          <table:table-cell office:value-type="string" table:style-name="ce3">
            <text:p>the battle of dien bien phu (1953-1954), stresses the author, was one of the modern era's most decisive confrontations. simpson, who as a u.s. information agency correspondent visited the isolated french fortress and knew many of its defenders, relates the story in heroic terms: how general giap's viet minh troops hauled artillery pieces across mountain ranges and through dense jungles to dominating heights overlooking dien bien phu, their shells ultimately forcing the french surrender; the poignant call for volunteers willing to parachute into the besieged fort to reinforce the casualty-depleted garrison and the response by hundreds of men even though dien bien phu was already doomed. the fall of the fort on may 7, 1954, after a 57-day siege was a disaster for france, for it spelled the end of french hegemony in indochina and opened the way for u.s. involvement in the region. simpson pointedly reviews the lessons that would be ignored by the americans in their ensuing war with the nva/vc: not to underestimate the guerrilla or overestimate u.s. air power, and above all to secure the support of domestic public opinion. simpson ( tiger in the barbed wire ) has written a military classic based on newly released documents, interviews with survivors, and his own vivid and compassionate recollections. photos.copyright 1994 reed business information, inc.</text:p>
          </table:table-cell>
          <table:table-cell office:value-type="string" table:style-name="ce3">
            <text:p>starred review. in this excellent study of the battle for dien bien phu, fallows (beyond vietnam) provides a balanced view of the military and political aspects of the conflict. the author begins by providing a brief history of the french colonial period in vietnam and then proceeds to examine the reasons for france's ultimate defeat at dien bien phu. the french had hoped to regain control of vietnam by defeating the vietminh, but they were hampered by a lack of support from the vietnamese and the communist threat from china. in the end, the french were defeated by the superior tactics and strategy of the vietminh. the author's narrative is well written and his research is impressive. this book should be read by anyone interested in the french colonial period in vietnam or the beginning of the vietnam war. it is highly recommended for academic and public libraries.--david marshall, shs, nashua, nh(copyright 2005 reed business information, inc.)</text:p>
          </table:table-cell>
          <table:table-cell office:value-type="string" table:style-name="ce3">
            <text:p>I reviewed this book.</text:p>
          </table:table-cell>
          <table:table-cell table:number-columns-repeated="16380" table:style-name="ce3"/>
        </table:table-row>
        <table:table-row table:style-name="ro7">
          <table:table-cell office:value-type="string" table:style-name="ce3">
            <text:p>hidden cities: the discovery and loss of ancient north american civilizations</text:p>
          </table:table-cell>
          <table:table-cell office:value-type="string" table:style-name="ce3">
            <text:p>kennedy, an architectural historian and director of the national park service, examines how certain of the founding fathers-particularly washington, jefferson, and secretary of the treasury albert gallatin-set out to create a nation free from the prejudices and superstitions of europe and how they became aware that they missed a great opportunity in the west. he uses their reactions to the mound architecture of the ohio and mississippi valleys as the filter for their views on the status of native americans and blacks. he also reviews the rationales others used in explaining away the mounds and considers why the mounds were built in the first place. solidly grounded in archaeological and historical sources, this book requires some effort on the part of the reader to follow kennedy's argument; it will be most useful to those already well versed in early american history and archaeology. recom-mended for specialists.stephen h. peters, northern michigan univ. lib., marquettecopyright 1994 reed business information, inc.</text:p>
          </table:table-cell>
          <table:table-cell office:value-type="string" table:style-name="ce3">
            <text:p>“a fascinating, well-researched, and beautifully written book. it is a must read for anyone interested in the ancient history of the americas.”—peter n. pericoli, author of the lost city of the incas and the secret of the incas“a lively and fascinating account of the search for america’s prehistoric past. <text:s/>the author’s writing is lively, and he has a fine gift for describing the archaeology and the personalities involved in the discovery of the new world’s ancient past.”—john h. l. lloyd, author of the mystery of the maya and the mystery of the maya: deciphering the hieroglyphs“a fascinating account of the search for the earliest inhabitants of north america, from the first european explorers through the most recent discoveries.”—peter n. pericoli, author of the lost city of the incas and the secret of the incas“a lively and fascinating account of the search for america’s prehistoric past. <text:s/>the author’s writing is lively, and he has a fine gift for describing the archaeology and the personalities involved in the discovery of the new world’s ancient past.”—john h. l. lloyd, author of the mystery of the may</text:p>
          </table:table-cell>
          <table:table-cell office:value-type="string" table:style-name="ce3">
            <text:p>I think the book is about the ancient North American civilizations.</text:p>
          </table:table-cell>
          <table:table-cell table:number-columns-repeated="16380" table:style-name="ce3"/>
        </table:table-row>
        <table:table-row table:number-rows-repeated="11" table:style-name="ro8">
          <table:table-cell table:number-columns-repeated="16384" table:style-name="ce3"/>
        </table:table-row>
        <table:table-row table:number-rows-repeated="1048557" table:style-name="ro8">
          <table:table-cell table:number-columns-repeated="16384"/>
        </table:table-row>
      </table:table>
      <table:table table:name="GPT4" table:style-name="ta1">
        <table:table-column table:style-name="co1" table:default-cell-style-name="ce1"/>
        <table:table-column table:style-name="co7" table:number-columns-repeated="3" table:default-cell-style-name="ce1"/>
        <table:table-column table:style-name="co5" table:number-columns-repeated="1020" table:default-cell-style-name="ce1"/>
        <table:table-column table:style-name="co6" table:number-columns-repeated="15360" table:default-cell-style-name="ce1"/>
        <table:table-row table:style-name="ro1">
          <table:table-cell office:value-type="string" table:style-name="ce2">
            <text:p>Titulo</text:p>
          </table:table-cell>
          <table:table-cell office:value-type="string" table:style-name="ce2">
            <text:p>Descrição do dataset</text:p>
          </table:table-cell>
          <table:table-cell office:value-type="string" table:style-name="ce2">
            <text:p>Finetuned GPT4</text:p>
          </table:table-cell>
          <table:table-cell office:value-type="string" table:style-name="ce2">
            <text:p>GPT4</text:p>
          </table:table-cell>
          <table:table-cell table:number-columns-repeated="16380" table:style-name="ce2"/>
        </table:table-row>
        <table:table-row table:style-name="ro9">
          <table:table-cell office:value-type="string" table:style-name="ce4">
            <text:p>where we stand 30 reasons for loving our country</text:p>
          </table:table-cell>
          <table:table-cell office:value-type="string" table:style-name="ce4">
            <text:p>after september 11 commentators noted a widespread american desire for simplicity and patriotism and this collection of homilies by noted essayist rosenblatt rules for aging seems designed to fit that nostalgic mood whether taking on topics such as politics sports or his own childhood rosenblatt offers an upbeat look at the american character despite his occasional plea for americans to be more comfortable with complexities rosenblatts world of simple dichotomies appears to be taken right out of forrest gump but its hard to disagree with them baseball small towns schoolteachers and the american people are good people who promote censorship and terrorists are not speak of fair play unity human rights decency he tells politicians youll get us every time some of the most intriguing of these short essays are those in which rosenblatt displays his political opinions hes for increased government involvement and gun control and thinks the clinton scandal was overblown all attitudes he believes he shares with a majority of america written with a gently humorous selfdeprecating tone that will attract many who dont agree with the authors politics this could be a bythecashregister pickup that will reassure americans during the summer monthscopyright 2002 cahners business information inc</text:p>
          </table:table-cell>
          <table:table-cell office:value-type="string" table:style-name="ce4">
            <text:p>ChatCompletionMessage(content='this collection of essays by some of americas most prominent authors and intellectuals is infused with a patriotic enthusiasm that could learn from the much less idealistic voice of the american people themselves while american studies scholar position believes americans should feel good about their country on a daily basis she tempers that hopefulness with the assertion that every citizen should share the responsibility of protecting and improving these united states presumed to be an ever-work-in-progress pearsons book contains positive solutions and critiques make more sense if citizens realize the place of the u s in world history and contribute to civic organizations their communities and the nation as well as spend time exploring our pluralistic society offered essayists include speaker of the house newt gingrich historian garry wills and historianand former editor of new yorkergeorge saunders while such a broad cross-section might make for a disjointed offering pearsons voices blend marvelously and usually resonate powerfully this book is a refreshing antidote to the negativity so prevalent in our attitudes toward our countrycopyright 1999 reed business information incthis text refers to an out of print or unavailable edition of this title', refusal=None, role='assistant', audio=None, function_call=None, tool_calls=None)</text:p>
            <text:p/>
          </table:table-cell>
          <table:table-cell office:value-type="string" table:style-name="ce4">
            <text:p>ChatCompletionMessage(content='Here are 30 reasons to love your country, which can inspire a sense of pride and appreciation for the unique qualities that make it special:\n\n1. **Rich History**: A diverse and colorful history that shapes its identity.\n2. **Natural Beauty**: Stunning landscapes, from mountains to beaches, forests to deserts.\n3. **Cultural Diversity**: A melting pot of cultures, languages, and traditions.\n4. **Resilience**: The ability to overcome challenges and emerge stronger as a nation.\n5. **Freedom**: The fundamental rights and liberties that allow for personal expression and democracy.\n6. **Innovation**: Contributions to science, technology, and the arts that influence the world.\n7. **Community**: Strong communities that support and uplift one another.\n8. **Traditions**: Unique traditions and festivals that bring people together.\n9. **Education**: Access to quality education and institutions that foster learning.\n10. **Cuisine**: Delicious and varied food that reflects cultural heritage.\n11. **Sports**: Passion for sports and camaraderie built through team spirit.\n12. **Natural Resources**: Abundance of natural resources that sustain its economy.\n13. **Wildlife**: Unique flora and fauna that contribute to biodiversity.\n14. **Values of Tolerance**: A generally accepting attitude towards different beliefs and lifestyles.\n15. **Art and Music**: A rich artistic scene that celebrates creativity and expression.\n16. **Historical Landmarks**: Iconic monuments and sites that tell the story of the nation.\n17. **Public Services**: Various public services that support the needs of citizens (healthcare, infrastructure).\n18. **Tourism**: Attractive destinations that draw visitors from around the world.\n19. **Philanthropy**: A culture of giving and helping others in need.\n20. **Civic Engagement**: Opportunities for citizens to be involved in governance and decision-making.\n21. **Environmental Stewardship**: Efforts to protect and conserve natural spaces and wildlife.\n22. **Innovation in Arts**: A legacy of influential artists, musicians, and writers.\n23. **Scientific Contributions**: Pioneering research and innovation in various fields.\n24. **Generosity**: A people known for their kindness, hospitality, and support.\n25. **Civic Rights Advocacy**: Ongoing efforts to advance human rights and equality.\n26. **Sportsmanship**: Passionate support for national teams and camaraderie among fans.\n27. **National Pride**: A strong sense of national identity and pride in achievements.\n28. **Safety and Security**: A safe environment for families and communities.\n29. **Resilient Economy**: A growing economy that offers opportunities for everyone.\n30. **Vision for the Future**: Commitment to progress and improvement for all citizens.\n\nThese reasons can vary based on individual experiences and perspectives, but they collectively highlight the pride many have for their homeland.', refusal=None, role='assistant', audio=None, function_call=None, tool_calls=None)</text:p>
          </table:table-cell>
          <table:table-cell table:number-columns-repeated="16380" table:style-name="ce3"/>
        </table:table-row>
        <table:table-row table:style-name="ro3">
          <table:table-cell office:value-type="string" table:style-name="ce4">
            <text:p>a question of character <text:s/>a life of john f kennedy</text:p>
          </table:table-cell>
          <table:table-cell office:value-type="string" table:style-name="ce4">
            <text:p>this riveting biography by a university of wisconsin history professor explores john kennedys character assesses its influence on his presidential decisionmaking and brings into focus the discrepancy between the camelot image and the man himself reeves reveals how indifferent kennedy was to the moral and legal objections to the bay of pigs invasion the overthrow of the diem regime in south vietnam and plans for the assassination of fidel castro there is a wealth of new material here concerning jfks often precarious health his relationship with his wife his flagrant philandering reeves concludes that kennedy abused his high position for personal selfgratification that his reckless liaisons with women and mobsters were irresponsible dangerous and demeaning to the office of chief executive by the author of the life and times of joe mccarthy <text:s/>this is a solidly researched look at john kennedys morals or his lack thereof history book club main selectioncopyright 1991 reed business information inc</text:p>
          </table:table-cell>
          <table:table-cell office:value-type="string" table:style-name="ce4">
            <text:p>ChatCompletionMessage(content='the subtitle of this book suggests that it will focus on jfk in relation to moral philosophy such as it is the issues raised by his notorious sexual escapades however the kennedy character the authors are interested in is the man as leader or executive eg to what extent was he dominated by oedipal complexes inherited from parents and grandparents to the exec john kennedy was only a pretext for a theoretical construct that is at least as presumptuous as the but concerning process this study by the authors of john wayne goes to vietnam delves into official papers reports and printed interviews in search of evidence to bolster blanket assumptions the result is as much literature deconstruction and biosociodrama as it is biography unfortunately not only does it lack the pleasures of literary journalism but because of what its authors portray to make their book cohere it raises more questions about jfk than it answers jamie james san juancopyright 169 american library association all rights reserved', refusal=None, role='assistant', audio=None, function_call=None, tool_calls=None)</text:p>
          </table:table-cell>
          <table:table-cell office:value-type="string" table:style-name="ce4">
            <text:p>ChatCompletionMessage(content="“A Question of Character: A Life of John F. Kennedy” is a biography written by Thomas C. Reeves. The book delves into the life and character of John F. Kennedy, offering an in-depth analysis of his personality, politics, and the circumstances that shaped him.\n\nReeves examines Kennedy’s early life, his family background, education, and military service, as well as his political career, culminating in his presidency. The biography also addresses Kennedy's personal life, including his health issues, relationships, and the controversies surrounding his behavior.\n\nOne of the central themes of the book is the contrast between Kennedy’s public persona as a charismatic and idealistic leader and the complexities of his private life, which included numerous extramarital affairs and health struggles. Reeves argues that understanding these aspects is essential to comprehending Kennedy's character and how it influenced his decisions while in office.\n\nThe biography provides a critical perspective on Kennedy, challenging the often romanticized views of the 35th president. It discusses the impact of his leadership during significant events such as the Cuban Missile Crisis and the civil rights movement. Reeves ultimately paints a nuanced picture of a man who was both a product of his time and a figure whose character shaped American history.\n\nIf you're looking for specific themes, details, or questions about Kennedy's life and legacy, feel free to ask!", refusal=None, role='assistant', audio=None, function_call=None, tool_calls=None)</text:p>
          </table:table-cell>
          <table:table-cell table:number-columns-repeated="16380" table:style-name="ce3"/>
        </table:table-row>
        <table:table-row table:style-name="ro9">
          <table:table-cell office:value-type="string" table:style-name="ce4">
            <text:p>real magic creating miracles in everyday life</text:p>
          </table:table-cell>
          <table:table-cell office:value-type="string" table:style-name="ce4">
            <text:p>real magic according to dyer <text:s/>your erroneous zones <text:s/>has nothing to do with sorcerers or fairy godmothers it occurs in our daily lives when we let go of negativity and selflimiting beliefs about ourselves and our circumstances and instead pursue <text:s/>perfect equilibrium of the mind urging readers to realign themselves with the invisible world dyer offers concrete suggestions about how to get to purpose through service to others and unconditional love how to become spiritual beings and how to create a miracle mindset he also explores ways readers might improve relationships and find prosperity personal identity and even physical health finally he explains how real magic can be plumbed on the global level to alleviate world problems with anecdotes from his personal life dyer illustrates his own magnificent transformation testifying that real magic has led him to the higher awareness he cheers his readers toward 150000 adpromo author tourcopyright 1992 reed business information incthis text refers to an out of print or unavailable edition of this title</text:p>
          </table:table-cell>
          <table:table-cell office:value-type="string" table:style-name="ce4">
            <text:p>ChatCompletionMessage(content='cohen creates a roadmap for the increasingly popular idea that we are all indeed capable of manifesting our desires and attaining spiritual enlightenment but attitudes toward and interpretations of what manifesting miraculous deeds has meant may make this book not for everyone he terms this ability to create what we want in the world everyday magic a practice that has been used by shamans shamantmistrust critics of this book will be quick to point out that the author himself brags about doing more than his share of finally looks at using these disciplines to create those miracles in everyday life but cohen says this is critical to achieve the good life everyone wants whether they know it or not if consumers valued the quality of their days they would place daily counts of loving giving laughing grateful together with scoffing critics who immediately think of these as sentimental or frivolous cohen finishes with a three part program that includes practice and action tests journaling prompts and additional experiential learning through art imagery voice meditation and action the cherry on top is cohen sharing stories of how others have used these methods with great success essential purchase for your new age section of your librariespecial collections canceledminh shun lí interuniversity academics utrecht sumacondegree in ancient history and historiographycopyright 2013 reed business information incthis text refers to an out of print or unavailable edition of this title', refusal=None, role='assistant', audio=None, function_call=None, tool_calls=None)</text:p>
            <text:p/>
          </table:table-cell>
          <table:table-cell office:value-type="string" table:style-name="ce4">
            <text:p>ChatCompletionMessage(content='Real magic in everyday life can often be seen as the little miracles and moments that inspire awe, wonder, and joy. While traditional notions of magic might conjure images of spells and wands, the true essence of magic lies in the everyday experiences that uplift and surprise us. Here are some ways to foster that "real magic" in life:\n\n1. **Gratitude Practice**: Cultivating a habit of gratitude can transform your perspective. Taking time each day to reflect on what you are thankful for can create a sense of abundance and joy.\n\n2. **Mindfulness and Presence**: Being fully present in the moment can lead to magical experiences. Whether it’s savoring a meal, enjoying nature, or spending time with loved ones, mindfulness can deepen your appreciation of life’s simple pleasures.\n\n3. **Acts of Kindness**: Engaging in random acts of kindness can create a ripple effect of positivity. When you help others, you often find yourself filled with joy and connection, experiencing the magic of community and compassion.\n\n4. **Connection and Relationships**: Deepening your relationships with friends and family can create meaningful moments that feel magical. Spend quality time with loved ones, have heartfelt conversations, and create shared memories.\n\n5. **Nature’s Wonders**: Take time to connect with nature. Whether it\'s watching a sunrise, walking in a forest, or simply observing the stars, nature has a unique way of reminding us of the beauty and magic in the world.\n\n6. **Creativity and Expression**: Engaging in creative activities, whether it\'s painting, writing, or playing music, can be deeply fulfilling. Expressing yourself can lead to a sense of flow and joy that feels magical.\n\n7. **Learning and Growth**: Embrace lifelong learning. Discovering new knowledge or skills can be a thrilling adventure, leading to personal transformation and new opportunities that feel almost miraculous.\n\n8. **Celebrate Small Wins**: Recognizing and celebrating even the small achievements in your life can foster a sense of magic. Whether it\'s mastering a new recipe or finishing a book, each accomplishment adds to the tapestry of life.\n\n9. **Embrace Surprises**: Be open to unexpected experiences. Sometimes life surprises us with moments that feel extraordinary, whether it’s a serendipitous encounter or an unexpected opportunity.\n\n10. **Spiritual Practices**: For many, engaging in spiritual practices, whether through meditation, prayer, or rituals, helps to connect them with something greater than themselves, cultivating an awareness of the miraculous nature of life.\n\nEveryday life is full of opportunities to experience magic. By adopting an open mindset and actively seeking out moments of joy, connection, and gratitude, we can create our own little miracles.', refusal=None, role='assistant', audio=None, function_call=None, tool_calls=None)</text:p>
          </table:table-cell>
          <table:table-cell table:number-columns-repeated="16380" table:style-name="ce3"/>
        </table:table-row>
        <table:table-row table:style-name="ro9">
          <table:table-cell office:value-type="string" table:style-name="ce4">
            <text:p>mastering public speaking the handbook 2nd edition</text:p>
          </table:table-cell>
          <table:table-cell office:value-type="string" table:style-name="ce4">
            <text:p>why you need this new editionthe second edition ofmastering public speaking the handbookplaces greater emphasis on the practical application of theory and concepts following suggestions from reviewers and editors the authors have updated examples websites and references to technology with subtle deletions in theory sections changes in language and a greater humber of bulleted lists of suggestions nad strategies the authos have provided a stronger focus on application to help students become more effective speakersnbspkey updates includenew examples speech excerpts and speeches throughout the book to provide students with many contemporary examples from which to learnexpanded discussions of citing the use of electronic internet sources and visual aids and an updated and clarified section on copyright law in chapter 2 which help students ensure that they properly cite their sourcesupdated coverage of electronic research sources databases and academic search engines in chapter 7 that offer students the most current information available about these oftenused research toolsa revised and updated chapter 14 that provides the latest information on using powerpoint dvd and other electronic resourcesa shortened version of the previous edition which provides a more focused discussion of contentmore bulleted lists and bulleted summaries that aid review of chapter contentsample apa and mla bibliographic references that have been updated to reflect recent updates to both styles</text:p>
          </table:table-cell>
          <table:table-cell office:value-type="string" table:style-name="ce4">
            <text:p>ChatCompletionMessage(content='this workbook offers rules calculated to promote success in public speaking like its authors tongue tied and tweedled both in the profession for over 20 yearsa and among the pithy quotationsexplosion of material included on each page of this workbook its solid research data with its numerous illotstrations hondar and crowns second edition includes new illustrations reflective of increased inclusiveness stimulating students to examine the world of public speaking more closelysix new handbooks added chapters focus on the role of mass media and internet as we perceive people in the public eye additional items include effective communicating in love or learning a language and informative speeches demonstrate the book has extensive research notes but it is carefully organized a real classroom recording of an oral presentation and newspaper reviews as one item illustrations of successful and unsuccessful speeches can be obtained they should be viewed as legal sources for more information about public speakingmdashincluding class handoutso at hondarthe book does not review material covered in classes so it is addressed.package provided by the authors book news inc portland orcopyright 2003 reed business information inc', refusal=None, role='assistant', audio=None, function_call=None, tool_calls=None)</text:p>
          </table:table-cell>
          <table:table-cell office:value-type="string" table:style-name="ce4">
            <text:p>ChatCompletionMessage(content='"Mastering Public Speaking" is a comprehensive guide that addresses various aspects of public speaking, including preparation, delivery, audience engagement, and the use of visual aids. While I don’t have the specific details of the 2nd edition, I can provide you with some general information on what you might expect from such a book.\n\n### Key Topics Typically Covered:\n\n1. **Understanding Your Audience**: Techniques for analyzing your audience to tailor your message effectively.\n\n2. **Speech Preparation**: Steps for structuring your speech, including choosing a topic, researching, and organizing content.\n\n3. **Types of Speeches**: Explanation of different speech types, such as informative, persuasive, and special occasion speeches.\n\n4. **Delivery Methods**: Insights on various delivery styles, including extemporaneous, memorized, and manuscript speeches.\n\n5. **Overcoming Anxiety**: Strategies for managing public speaking anxiety and building confidence.\n\n6. **Effective Use of Visual Aids**: Guidelines for creating and using visual aids to enhance your presentation.\n\n7. **Non-Verbal Communication**: The importance of body language, eye contact, and other non-verbal cues in delivering an effective presentation.\n\n8. **Engaging Your Audience**: Techniques for interacting with your audience and maintaining their interest.\n\n9. **Feedback and Improvement**: How to solicit and incorporate feedback to improve your public speaking skills.\n\n10. **Practice and Preparation**: The significance of rehearsal and practicing your speech before delivery.\n\n### Additional Features:\n\n- **Examples and Case Studies**: Real-life examples of effective public speaking.\n- **Exercises**: Practical exercises to help reinforce learning.\n- **Resources**: Suggested readings and resources for further exploration of public speaking topics.\n\nIf you\'re looking for specific segments, exercises, or insights from the 2nd edition, you may need to consult the book directly or check online resources such as summaries and reviews. Would you like to know more about any particular aspect of public speaking?', refusal=None, role='assistant', audio=None, function_call=None, tool_calls=None)</text:p>
            <text:p/>
          </table:table-cell>
          <table:table-cell table:number-columns-repeated="16380" table:style-name="ce3"/>
        </table:table-row>
        <table:table-row table:number-rows-repeated="14" table:style-name="ro8">
          <table:table-cell table:number-columns-repeated="16384" table:style-name="ce3"/>
        </table:table-row>
        <table:table-row table:number-rows-repeated="1048557"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ágina<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dc:creator>Winston Quirino</dc:creator>
    <meta:creation-date>2024-12-14T08:51:45Z</meta:creation-date>
    <dc:date>2024-12-15T22:47:09Z</dc:date>
    <meta:editing-cycles>2</meta:editing-cycles>
    <meta:editing-duration>PT247S</meta:editing-duration>
  </office:meta>
</office:document-meta>
</file>